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face style:name="Liberation Serif" svg:font-family="'Liberation Serif'" style:font-family-generic="roman" style:font-pitch="variable"/>
    <style:font-face style:name="LinLibertine" svg:font-family="LinLibertine" style:font-family-generic="swiss"/>
    <style:font-face style:name="Microsoft YaHei" svg:font-family="'Microsoft YaHei'" style:font-family-generic="system" style:font-pitch="variable"/>
    <style:font-face style:name="NSimSun" svg:font-family="NSimSun" style:font-family-generic="system" style:font-pitch="variable"/>
    <style:font-face style:name="rsfs10" svg:font-family="rsfs10" style:font-pitch="variable"/>
  </office:font-face-decls>
  <office:automatic-styles>
    <style:style style:name="P1" style:family="paragraph" style:parent-style-name="Standard">
      <style:paragraph-properties fo:text-align="center" style:justify-single-word="false"/>
      <style:text-properties officeooo:rsid="000fd775"/>
    </style:style>
    <style:style style:name="P2" style:family="paragraph" style:parent-style-name="Text_20_body">
      <style:text-properties officeooo:paragraph-rsid="0056cc82"/>
    </style:style>
    <style:style style:name="P3" style:family="paragraph" style:parent-style-name="Text_20_body">
      <style:text-properties style:font-name="LinLibertine" fo:font-size="12pt" officeooo:paragraph-rsid="0056cc82" style:font-size-asian="12pt"/>
    </style:style>
    <style:style style:name="P4" style:family="paragraph" style:parent-style-name="Contents_20_2">
      <style:paragraph-properties>
        <style:tab-stops>
          <style:tab-stop style:position="6.9252in" style:type="right" style:leader-style="dotted" style:leader-text="."/>
        </style:tab-stops>
      </style:paragraph-properties>
    </style:style>
    <style:style style:name="P5" style:family="paragraph" style:parent-style-name="Text_20_body">
      <style:text-properties style:font-name="Calibri" officeooo:paragraph-rsid="008a28f7"/>
    </style:style>
    <style:style style:name="P6" style:family="paragraph" style:parent-style-name="Title">
      <style:paragraph-properties fo:text-align="start" style:justify-single-word="false"/>
      <style:text-properties officeooo:rsid="008a28f7" officeooo:paragraph-rsid="000fd775"/>
    </style:style>
    <style:style style:name="P7" style:family="paragraph" style:parent-style-name="Heading_20_2">
      <style:text-properties style:font-name="Calibri1" officeooo:rsid="008bad35" officeooo:paragraph-rsid="008bad35"/>
    </style:style>
    <style:style style:name="P8" style:family="paragraph" style:parent-style-name="Standard">
      <style:paragraph-properties style:writing-mode="lr-tb"/>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P9" style:family="paragraph" style:parent-style-name="Heading_20_2">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P10" style:family="paragraph" style:parent-style-name="Standard">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P11" style:family="paragraph">
      <style:paragraph-properties style:writing-mode="lr-tb"/>
    </style:style>
    <style:style style:name="T1" style:family="text">
      <style:text-properties fo:font-variant="normal" fo:text-transform="none" fo:color="#1b153e" loext:opacity="100%" fo:font-size="12pt" fo:letter-spacing="normal" fo:font-style="normal" fo:font-weight="bold" style:font-size-asian="12pt" style:font-weight-asian="bold" style:font-size-complex="12pt" style:font-weight-complex="bold"/>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style:text-underline-style="none" fo:font-weight="normal"/>
    </style:style>
    <style:style style:name="T4" style:family="text">
      <style:text-properties fo:font-variant="normal" fo:text-transform="none" style:text-position="0% 100%" fo:font-style="italic" style:text-underline-style="none" fo:font-weight="normal" style:font-style-asian="italic"/>
    </style:style>
    <style:style style:name="T5" style:family="text">
      <style:text-properties officeooo:rsid="000fd775"/>
    </style:style>
    <style:style style:name="T6" style:family="text">
      <style:text-properties fo:font-weight="bold" officeooo:rsid="000fd775" style:font-weight-asian="bold" style:font-weight-complex="bold"/>
    </style:style>
    <style:style style:name="T7" style:family="text">
      <style:text-properties fo:font-size="12pt" fo:font-weight="bold" officeooo:rsid="000fd775" style:font-size-asian="12pt" style:font-weight-asian="bold" style:font-size-complex="12pt" style:font-weight-complex="bold"/>
    </style:style>
    <style:style style:name="T8" style:family="text">
      <style:text-properties style:font-name="Calibri"/>
    </style:style>
    <style:style style:name="T9" style:family="text">
      <style:text-properties style:font-name="Calibri" officeooo:rsid="008fd772"/>
    </style:style>
    <style:style style:name="T10" style:family="text">
      <style:text-properties fo:font-style="italic" style:font-style-asian="italic"/>
    </style:style>
    <style:style style:name="T11" style:family="text">
      <style:text-properties style:font-style-asian="italic"/>
    </style:style>
    <style:style style:name="T12"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3" style:family="text">
      <style:text-properties style:text-outline="false" style:text-line-through-style="none" style:text-line-through-type="none" style:font-name="Liberation Sans" fo:font-size="10pt" fo:text-shadow="none" style:font-size-asian="10pt" style:font-style-asian="normal" style:font-weight-asian="normal" style:text-emphasize="none"/>
    </style:style>
    <style:style style:name="T14" style:family="text">
      <style:text-properties officeooo:rsid="008fd77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iterature Review: Credit Card Fraud detection using Machine Learning and Deep Learning models</text:p>
      <text:p text:style-name="P1"/>
      <text:p text:style-name="P5"><text:span text:style-name="T6">Subject: CM3070</text:span><text:span text:style-name="T5"><text:line-break/></text:span><text:span text:style-name="T7">Student: </text:span><text:span text:style-name="T1">190128812</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572_3723419854" text:style-name="Index_20_Link" text:visited-style-name="Index_20_Link">Introduction<text:tab/>1</text:a></text:p>
          <text:p text:style-name="P4"><text:a xlink:type="simple" xlink:href="#__RefHeading___Toc654_512353249" text:style-name="Index_20_Link" text:visited-style-name="Index_20_Link">Detection of Anomalies in Large-Scale Accounting Data using Deep Autoencoder Networks[1]<text:tab/>1</text:a></text:p>
          <text:p text:style-name="P4"><text:a xlink:type="simple" xlink:href="#__RefHeading___Toc656_512353249" text:style-name="Index_20_Link" text:visited-style-name="Index_20_Link">They use Deep Learning techniques using AutoEncoders[1]<text:tab/>1</text:a></text:p>
        </text:index-body>
      </text:table-of-content>
      <text:p text:style-name="P3"/>
      <text:h text:style-name="P7" text:outline-level="2"><text:bookmark-start text:name="__RefHeading___Toc572_3723419854"/>Introduction<text:bookmark-end text:name="__RefHeading___Toc572_3723419854"/></text:h>
      <text:p text:style-name="Standard">Frauds perpetrated in digital payments, and in particular using credit cards, are a constant threat to users and cause damages for billions of dollars every year.</text:p>
      <text:p text:style-name="Standard">It is therefore important to have a secure system that allows users to use their credit cards in absolute safety; for this it is necessary to have an efficient system of fraud detection in real time.</text:p>
      <text:p text:style-name="Standard">I will analyze some research that uses different methods of Machine Learning and Deep Learning for the implementation of models that can detect fraud attempts in real time.</text:p>
      <text:p text:style-name="Standard"/>
      <text:h text:style-name="Heading_20_2" text:outline-level="2"><text:bookmark-start text:name="__RefHeading___Toc654_512353249"/><text:span text:style-name="T8">Detection of Anomalies in Large-Scale Accounting Data using Deep Autoencoder Networks</text:span><text:reference-mark-start text:name="ZOTERO_ITEM CSL_CITATION {&quot;citationID&quot;:&quot;szJ0TDfR&quot;,&quot;properties&quot;:{&quot;formattedCitation&quot;:&quot;[4]&quot;,&quot;plainCitation&quot;:&quot;[4]&quot;,&quot;noteIndex&quot;:0},&quot;citationItems&quot;:[{&quot;id&quot;:21,&quot;uris&quot;:[&quot;http://zotero.org/users/local/1szkJtpX/items/DHXQ92E2&quot;],&quot;itemData&quot;:{&quot;id&quot;:21,&quot;type&quot;:&quot;article&quot;,&quot;abstract&quot;:&quot;Learning to detect fraud in large-scale accounting data is one of the long-standing challenges in ﬁnancial statement audits or fraud investigations. Nowadays, the majority of applied techniques refer to handcrafted rules derived from known fraud scenarios. While fairly successful, these rules exhibit the drawback that they often fail to generalize beyond known fraud scenarios and fraudsters gradually ﬁnd ways to circumvent them. To overcome this disadvantage and inspired by the recent success of deep learning we propose the application of deep autoencoder neural networks to detect anomalous journal entries. We demonstrate that the trained network’s reconstruction error obtainable for a journal entry and regularized by the entry’s individual attribute probabilities can be interpreted as a highly adaptive anomaly assessment. Experiments on two real-world datasets of journal entries, show the eﬀectiveness of the approach resulting in high f1-scores of 32.93 (dataset A) and 16.95 (dataset B) and less false positive alerts compared to state of the art baseline methods. Initial feedback received by chartered accountants and fraud examiners underpinned the quality of the approach in capturing highly relevant accounting anomalies.&quot;,&quot;language&quot;:&quot;en&quot;,&quot;note&quot;:&quot;arXiv:1709.05254 [cs]&quot;,&quot;number&quot;:&quot;arXiv:1709.05254&quot;,&quot;publisher&quot;:&quot;arXiv&quot;,&quot;source&quot;:&quot;arXiv.org&quot;,&quot;title&quot;:&quot;Detection of Anomalies in Large Scale Accounting Data using Deep Autoencoder Networks&quot;,&quot;URL&quot;:&quot;http://arxiv.org/abs/1709.05254&quot;,&quot;author&quot;:[{&quot;family&quot;:&quot;Schreyer&quot;,&quot;given&quot;:&quot;Marco&quot;},{&quot;family&quot;:&quot;Sattarov&quot;,&quot;given&quot;:&quot;Timur&quot;},{&quot;family&quot;:&quot;Borth&quot;,&quot;given&quot;:&quot;Damian&quot;},{&quot;family&quot;:&quot;Dengel&quot;,&quot;given&quot;:&quot;Andreas&quot;},{&quot;family&quot;:&quot;Reimer&quot;,&quot;given&quot;:&quot;Bernd&quot;}],&quot;accessed&quot;:{&quot;date-parts&quot;:[[&quot;2024&quot;,11,19]]},&quot;issued&quot;:{&quot;date-parts&quot;:[[&quot;2018&quot;,8,1]]}}}],&quot;schema&quot;:&quot;https://github.com/citation-style-language/schema/raw/master/csl-citation.json&quot;} RNDIvDbeuOJ1p"/><text:span text:style-name="T8">[</text:span><text:span text:style-name="T9">1</text:span><text:span text:style-name="T8">]</text:span><text:bookmark-end text:name="__RefHeading___Toc654_512353249"/><text:reference-mark-end text:name="ZOTERO_ITEM CSL_CITATION {&quot;citationID&quot;:&quot;szJ0TDfR&quot;,&quot;properties&quot;:{&quot;formattedCitation&quot;:&quot;[4]&quot;,&quot;plainCitation&quot;:&quot;[4]&quot;,&quot;noteIndex&quot;:0},&quot;citationItems&quot;:[{&quot;id&quot;:21,&quot;uris&quot;:[&quot;http://zotero.org/users/local/1szkJtpX/items/DHXQ92E2&quot;],&quot;itemData&quot;:{&quot;id&quot;:21,&quot;type&quot;:&quot;article&quot;,&quot;abstract&quot;:&quot;Learning to detect fraud in large-scale accounting data is one of the long-standing challenges in ﬁnancial statement audits or fraud investigations. Nowadays, the majority of applied techniques refer to handcrafted rules derived from known fraud scenarios. While fairly successful, these rules exhibit the drawback that they often fail to generalize beyond known fraud scenarios and fraudsters gradually ﬁnd ways to circumvent them. To overcome this disadvantage and inspired by the recent success of deep learning we propose the application of deep autoencoder neural networks to detect anomalous journal entries. We demonstrate that the trained network’s reconstruction error obtainable for a journal entry and regularized by the entry’s individual attribute probabilities can be interpreted as a highly adaptive anomaly assessment. Experiments on two real-world datasets of journal entries, show the eﬀectiveness of the approach resulting in high f1-scores of 32.93 (dataset A) and 16.95 (dataset B) and less false positive alerts compared to state of the art baseline methods. Initial feedback received by chartered accountants and fraud examiners underpinned the quality of the approach in capturing highly relevant accounting anomalies.&quot;,&quot;language&quot;:&quot;en&quot;,&quot;note&quot;:&quot;arXiv:1709.05254 [cs]&quot;,&quot;number&quot;:&quot;arXiv:1709.05254&quot;,&quot;publisher&quot;:&quot;arXiv&quot;,&quot;source&quot;:&quot;arXiv.org&quot;,&quot;title&quot;:&quot;Detection of Anomalies in Large Scale Accounting Data using Deep Autoencoder Networks&quot;,&quot;URL&quot;:&quot;http://arxiv.org/abs/1709.05254&quot;,&quot;author&quot;:[{&quot;family&quot;:&quot;Schreyer&quot;,&quot;given&quot;:&quot;Marco&quot;},{&quot;family&quot;:&quot;Sattarov&quot;,&quot;given&quot;:&quot;Timur&quot;},{&quot;family&quot;:&quot;Borth&quot;,&quot;given&quot;:&quot;Damian&quot;},{&quot;family&quot;:&quot;Dengel&quot;,&quot;given&quot;:&quot;Andreas&quot;},{&quot;family&quot;:&quot;Reimer&quot;,&quot;given&quot;:&quot;Bernd&quot;}],&quot;accessed&quot;:{&quot;date-parts&quot;:[[&quot;2024&quot;,11,19]]},&quot;issued&quot;:{&quot;date-parts&quot;:[[&quot;2018&quot;,8,1]]}}}],&quot;schema&quot;:&quot;https://github.com/citation-style-language/schema/raw/master/csl-citation.json&quot;} RNDIvDbeuOJ1p"/></text:h>
      <text:h text:style-name="P9" text:outline-level="2"><text:bookmark-start text:name="__RefHeading___Toc656_512353249"/>They use Deep Learning techniques using AutoEncoders<text:bookmark-end text:name="__RefHeading___Toc656_512353249"/></text:h>
      <text:p text:style-name="P10">For anomalies detection in an accounting system.(Sengupta et al., 2020)</text:p>
      <text:p text:style-name="P8">It’s not based on credit card dataset (different sytem, less history</text:p>
      <text:p text:style-name="Standard"><text:span text:style-name="T12">For transactions etc.)</text:span></text:p>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654_512353249 Copy 1"/><text:soft-page-break/><text:span text:style-name="T9">End-to-end neural network architecture for fraud scoring in card payments</text:span><text:reference-mark-start text:name="ZOTERO_ITEM CSL_CITATION {&quot;citationID&quot;:&quot;a9BGZMsu&quot;,&quot;properties&quot;:{&quot;formattedCitation&quot;:&quot;[2]&quot;,&quot;plainCitation&quot;:&quot;[2]&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j0zEUzSzBW"/><text:span text:style-name="T9">[2]</text:span><text:bookmark-end text:name="__RefHeading___Toc654_512353249 Copy 1"/><text:reference-mark-end text:name="ZOTERO_ITEM CSL_CITATION {&quot;citationID&quot;:&quot;a9BGZMsu&quot;,&quot;properties&quot;:{&quot;formattedCitation&quot;:&quot;[2]&quot;,&quot;plainCitation&quot;:&quot;[2]&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j0zEUzSzBW"/></text:h>
      <text:p text:style-name="Standard"/>
      <text:p text:style-name="Standard"/>
      <text:h text:style-name="Heading_20_2" text:outline-level="2"><text:span text:style-name="T14">Generative Adversarial Network for Oversampling Data in Credit Card Fraud Detection</text:span><text:reference-mark-start text:name="ZOTERO_ITEM CSL_CITATION {&quot;citationID&quot;:&quot;SqWG0PVn&quot;,&quot;properties&quot;:{&quot;formattedCitation&quot;:&quot;[1]&quot;,&quot;plainCitation&quot;:&quot;[1]&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HnrJuAYT11"/><text:span text:style-name="T14">[3]</text:span><text:reference-mark-end text:name="ZOTERO_ITEM CSL_CITATION {&quot;citationID&quot;:&quot;SqWG0PVn&quot;,&quot;properties&quot;:{&quot;formattedCitation&quot;:&quot;[1]&quot;,&quot;plainCitation&quot;:&quot;[1]&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HnrJuAYT11"/></text:h>
      <text:p text:style-name="Text_20_body"/>
      <text:p text:style-name="Text_20_body"/>
      <text:p text:style-name="Text_20_body"><text:span text:style-name="T14">Asdf</text:span><text:reference-mark-start text:name="ZOTERO_ITEM CSL_CITATION {&quot;citationID&quot;:&quot;plD31GUp&quot;,&quot;properties&quot;:{&quot;formattedCitation&quot;:&quot;[5]&quot;,&quot;plainCitation&quot;:&quot;[5]&quot;,&quot;noteIndex&quot;:0},&quot;citationItems&quot;:[{&quot;id&quot;:17,&quot;uris&quot;:[&quot;http://zotero.org/users/local/1szkJtpX/items/R44MW7FG&quot;],&quot;itemData&quot;:{&quot;id&quot;:17,&quot;type&quot;:&quot;article-journal&quot;,&quot;abstract&quot;:&quot;Deep learning (DL) has solved a problem that a few years ago was thought to be intractable — the automatic recognition of patterns in spatial and temporal data with an accuracy superior to that of humans. It has solved problems beyond the realm of traditional, hand-crafted machine learning algorithms and captured the imagination of practitioners who are inundated with all types of data. As public awareness of the efficacy of DL increases so does the desire to make use of it. But even for highly trained professionals it can be daunting to approach the rapidly increasing body of knowledge in the field. Where does one start? How does one determine if a particular DL model is applicable to their problem? How does one train and deploy them? With these questions in mind, we present an overview of some of the key DL architectures. We also discuss some new automatic architecture optimization protocols that use multi-agent approaches. Further, since guaranteeing system uptime is critical to many applications, a section dwells on using DL for fault detection and mitigation. This is followed by an exploratory survey of several areas where DL emerged as a game-changer: fraud detection in financial applications, financial time-series forecasting, predictive and prescriptive analytics, medical image processing, power systems research and recommender systems. The thrust of this review is to outline emerging applications of DL and provide a reference to researchers seeking to use DL in their work for pattern recognition with unparalleled learning capacity and the ability to scale with data.&quot;,&quot;container-title&quot;:&quot;Knowledge-Based Systems&quot;,&quot;DOI&quot;:&quot;10.1016/j.knosys.2020.105596&quot;,&quot;ISSN&quot;:&quot;09507051&quot;,&quot;journalAbbreviation&quot;:&quot;Knowledge-Based Systems&quot;,&quot;language&quot;:&quot;en&quot;,&quot;page&quot;:&quot;105596&quot;,&quot;source&quot;:&quot;DOI.org (Crossref)&quot;,&quot;title&quot;:&quot;A review of deep learning with special emphasis on architectures, applications and recent trends&quot;,&quot;volume&quot;:&quot;194&quot;,&quot;author&quot;:[{&quot;family&quot;:&quot;Sengupta&quot;,&quot;given&quot;:&quot;Saptarshi&quot;},{&quot;family&quot;:&quot;Basak&quot;,&quot;given&quot;:&quot;Sanchita&quot;},{&quot;family&quot;:&quot;Saikia&quot;,&quot;given&quot;:&quot;Pallabi&quot;},{&quot;family&quot;:&quot;Paul&quot;,&quot;given&quot;:&quot;Sayak&quot;},{&quot;family&quot;:&quot;Tsalavoutis&quot;,&quot;given&quot;:&quot;Vasilios&quot;},{&quot;family&quot;:&quot;Atiah&quot;,&quot;given&quot;:&quot;Frederick&quot;},{&quot;family&quot;:&quot;Ravi&quot;,&quot;given&quot;:&quot;Vadlamani&quot;},{&quot;family&quot;:&quot;Peters&quot;,&quot;given&quot;:&quot;Alan&quot;}],&quot;issued&quot;:{&quot;date-parts&quot;:[[&quot;2020&quot;,4]]}}}],&quot;schema&quot;:&quot;https://github.com/citation-style-language/schema/raw/master/csl-citation.json&quot;} RNDev6dRoiSsM"/><text:span text:style-name="T14">[4]</text:span><text:reference-mark-end text:name="ZOTERO_ITEM CSL_CITATION {&quot;citationID&quot;:&quot;plD31GUp&quot;,&quot;properties&quot;:{&quot;formattedCitation&quot;:&quot;[5]&quot;,&quot;plainCitation&quot;:&quot;[5]&quot;,&quot;noteIndex&quot;:0},&quot;citationItems&quot;:[{&quot;id&quot;:17,&quot;uris&quot;:[&quot;http://zotero.org/users/local/1szkJtpX/items/R44MW7FG&quot;],&quot;itemData&quot;:{&quot;id&quot;:17,&quot;type&quot;:&quot;article-journal&quot;,&quot;abstract&quot;:&quot;Deep learning (DL) has solved a problem that a few years ago was thought to be intractable — the automatic recognition of patterns in spatial and temporal data with an accuracy superior to that of humans. It has solved problems beyond the realm of traditional, hand-crafted machine learning algorithms and captured the imagination of practitioners who are inundated with all types of data. As public awareness of the efficacy of DL increases so does the desire to make use of it. But even for highly trained professionals it can be daunting to approach the rapidly increasing body of knowledge in the field. Where does one start? How does one determine if a particular DL model is applicable to their problem? How does one train and deploy them? With these questions in mind, we present an overview of some of the key DL architectures. We also discuss some new automatic architecture optimization protocols that use multi-agent approaches. Further, since guaranteeing system uptime is critical to many applications, a section dwells on using DL for fault detection and mitigation. This is followed by an exploratory survey of several areas where DL emerged as a game-changer: fraud detection in financial applications, financial time-series forecasting, predictive and prescriptive analytics, medical image processing, power systems research and recommender systems. The thrust of this review is to outline emerging applications of DL and provide a reference to researchers seeking to use DL in their work for pattern recognition with unparalleled learning capacity and the ability to scale with data.&quot;,&quot;container-title&quot;:&quot;Knowledge-Based Systems&quot;,&quot;DOI&quot;:&quot;10.1016/j.knosys.2020.105596&quot;,&quot;ISSN&quot;:&quot;09507051&quot;,&quot;journalAbbreviation&quot;:&quot;Knowledge-Based Systems&quot;,&quot;language&quot;:&quot;en&quot;,&quot;page&quot;:&quot;105596&quot;,&quot;source&quot;:&quot;DOI.org (Crossref)&quot;,&quot;title&quot;:&quot;A review of deep learning with special emphasis on architectures, applications and recent trends&quot;,&quot;volume&quot;:&quot;194&quot;,&quot;author&quot;:[{&quot;family&quot;:&quot;Sengupta&quot;,&quot;given&quot;:&quot;Saptarshi&quot;},{&quot;family&quot;:&quot;Basak&quot;,&quot;given&quot;:&quot;Sanchita&quot;},{&quot;family&quot;:&quot;Saikia&quot;,&quot;given&quot;:&quot;Pallabi&quot;},{&quot;family&quot;:&quot;Paul&quot;,&quot;given&quot;:&quot;Sayak&quot;},{&quot;family&quot;:&quot;Tsalavoutis&quot;,&quot;given&quot;:&quot;Vasilios&quot;},{&quot;family&quot;:&quot;Atiah&quot;,&quot;given&quot;:&quot;Frederick&quot;},{&quot;family&quot;:&quot;Ravi&quot;,&quot;given&quot;:&quot;Vadlamani&quot;},{&quot;family&quot;:&quot;Peters&quot;,&quot;given&quot;:&quot;Alan&quot;}],&quot;issued&quot;:{&quot;date-parts&quot;:[[&quot;2020&quot;,4]]}}}],&quot;schema&quot;:&quot;https://github.com/citation-style-language/schema/raw/master/csl-citation.json&quot;} RNDev6dRoiSsM"/></text:p>
      <text:p text:style-name="Text_20_body"><text:span text:style-name="T14">asdf</text:span><text:reference-mark-start text:name="ZOTERO_ITEM CSL_CITATION {&quot;citationID&quot;:&quot;h0tUgF2m&quot;,&quot;properties&quot;:{&quot;formattedCitation&quot;:&quot;[3]&quot;,&quot;plainCitation&quot;:&quot;[3]&quot;,&quot;noteIndex&quot;:0},&quot;citationItems&quot;:[{&quot;id&quot;:18,&quot;uris&quot;:[&quot;http://zotero.org/users/local/1szkJtpX/items/5U8Z9MI5&quot;],&quot;itemData&quot;:{&quot;id&quot;:18,&quot;type&quot;:&quot;article-journal&quot;,&quot;abstract&quot;:&quot;In the era of digital advancements, the escalation of credit card fraud necessitates the development of robust and efficient fraud detection systems. This paper delves into the application of machine learning models, specifically focusing on ensemble methods, to enhance credit card fraud detection. Through an extensive review of existing literature, we identified limitations in current fraud detection technologies, including issues like data imbalance, concept drift, false positives/negatives, limited generalisability, and challenges in real-time processing. To address some of these shortcomings, we propose a novel ensemble model that integrates a Support Vector Machine (SVM), K-Nearest Neighbor (KNN), Random Forest (RF), Bagging, and Boosting classifiers. This ensemble model tackles the dataset imbalance problem associated with most credit card datasets by implementing under-sampling and the Synthetic Over-sampling Technique (SMOTE) on some machine learning algorithms. The evaluation of the model utilises a dataset comprising transaction records from European credit card holders, providing a realistic scenario for assessment. The methodology of the proposed model encompasses data pre-processing, feature engineering, model selection, and evaluation, with Google Colab computational capabilities facilitating efficient model training and testing. Comparative analysis between the proposed ensemble model, traditional machine learning methods, and individual classifiers reveals the superior performance of the ensemble in mitigating challenges associated with credit card fraud detection. Across accuracy, precision, recall, and F1-score metrics, the ensemble outperforms existing models. This paper underscores the efficacy of ensemble methods as a valuable tool in the battle against fraudulent transactions. The findings presented lay the groundwork for future advancements in the development of more resilient and adaptive fraud detection systems, which will become crucial as credit card fraud techniques continue to evolve.&quot;,&quot;container-title&quot;:&quot;Big Data and Cognitive Computing&quot;,&quot;DOI&quot;:&quot;10.3390/bdcc8010006&quot;,&quot;ISSN&quot;:&quot;2504-2289&quot;,&quot;issue&quot;:&quot;1&quot;,&quot;journalAbbreviation&quot;:&quot;BDCC&quot;,&quot;language&quot;:&quot;en&quot;,&quot;license&quot;:&quot;https://creativecommons.org/licenses/by/4.0/&quot;,&quot;page&quot;:&quot;6&quot;,&quot;source&quot;:&quot;DOI.org (Crossref)&quot;,&quot;title&quot;:&quot;Enhancing Credit Card Fraud Detection: An Ensemble Machine Learning Approach&quot;,&quot;title-short&quot;:&quot;Enhancing Credit Card Fraud Detection&quot;,&quot;volume&quot;:&quot;8&quot;,&quot;author&quot;:[{&quot;family&quot;:&quot;Khalid&quot;,&quot;given&quot;:&quot;Abdul Rehman&quot;},{&quot;family&quot;:&quot;Owoh&quot;,&quot;given&quot;:&quot;Nsikak&quot;},{&quot;family&quot;:&quot;Uthmani&quot;,&quot;given&quot;:&quot;Omair&quot;},{&quot;family&quot;:&quot;Ashawa&quot;,&quot;given&quot;:&quot;Moses&quot;},{&quot;family&quot;:&quot;Osamor&quot;,&quot;given&quot;:&quot;Jude&quot;},{&quot;family&quot;:&quot;Adejoh&quot;,&quot;given&quot;:&quot;John&quot;}],&quot;issued&quot;:{&quot;date-parts&quot;:[[&quot;2024&quot;,1,3]]}}}],&quot;schema&quot;:&quot;https://github.com/citation-style-language/schema/raw/master/csl-citation.json&quot;} RNDEwOe7Oyw2u"/>[<text:span text:style-name="T14">5</text:span>]<text:reference-mark-end text:name="ZOTERO_ITEM CSL_CITATION {&quot;citationID&quot;:&quot;h0tUgF2m&quot;,&quot;properties&quot;:{&quot;formattedCitation&quot;:&quot;[3]&quot;,&quot;plainCitation&quot;:&quot;[3]&quot;,&quot;noteIndex&quot;:0},&quot;citationItems&quot;:[{&quot;id&quot;:18,&quot;uris&quot;:[&quot;http://zotero.org/users/local/1szkJtpX/items/5U8Z9MI5&quot;],&quot;itemData&quot;:{&quot;id&quot;:18,&quot;type&quot;:&quot;article-journal&quot;,&quot;abstract&quot;:&quot;In the era of digital advancements, the escalation of credit card fraud necessitates the development of robust and efficient fraud detection systems. This paper delves into the application of machine learning models, specifically focusing on ensemble methods, to enhance credit card fraud detection. Through an extensive review of existing literature, we identified limitations in current fraud detection technologies, including issues like data imbalance, concept drift, false positives/negatives, limited generalisability, and challenges in real-time processing. To address some of these shortcomings, we propose a novel ensemble model that integrates a Support Vector Machine (SVM), K-Nearest Neighbor (KNN), Random Forest (RF), Bagging, and Boosting classifiers. This ensemble model tackles the dataset imbalance problem associated with most credit card datasets by implementing under-sampling and the Synthetic Over-sampling Technique (SMOTE) on some machine learning algorithms. The evaluation of the model utilises a dataset comprising transaction records from European credit card holders, providing a realistic scenario for assessment. The methodology of the proposed model encompasses data pre-processing, feature engineering, model selection, and evaluation, with Google Colab computational capabilities facilitating efficient model training and testing. Comparative analysis between the proposed ensemble model, traditional machine learning methods, and individual classifiers reveals the superior performance of the ensemble in mitigating challenges associated with credit card fraud detection. Across accuracy, precision, recall, and F1-score metrics, the ensemble outperforms existing models. This paper underscores the efficacy of ensemble methods as a valuable tool in the battle against fraudulent transactions. The findings presented lay the groundwork for future advancements in the development of more resilient and adaptive fraud detection systems, which will become crucial as credit card fraud techniques continue to evolve.&quot;,&quot;container-title&quot;:&quot;Big Data and Cognitive Computing&quot;,&quot;DOI&quot;:&quot;10.3390/bdcc8010006&quot;,&quot;ISSN&quot;:&quot;2504-2289&quot;,&quot;issue&quot;:&quot;1&quot;,&quot;journalAbbreviation&quot;:&quot;BDCC&quot;,&quot;language&quot;:&quot;en&quot;,&quot;license&quot;:&quot;https://creativecommons.org/licenses/by/4.0/&quot;,&quot;page&quot;:&quot;6&quot;,&quot;source&quot;:&quot;DOI.org (Crossref)&quot;,&quot;title&quot;:&quot;Enhancing Credit Card Fraud Detection: An Ensemble Machine Learning Approach&quot;,&quot;title-short&quot;:&quot;Enhancing Credit Card Fraud Detection&quot;,&quot;volume&quot;:&quot;8&quot;,&quot;author&quot;:[{&quot;family&quot;:&quot;Khalid&quot;,&quot;given&quot;:&quot;Abdul Rehman&quot;},{&quot;family&quot;:&quot;Owoh&quot;,&quot;given&quot;:&quot;Nsikak&quot;},{&quot;family&quot;:&quot;Uthmani&quot;,&quot;given&quot;:&quot;Omair&quot;},{&quot;family&quot;:&quot;Ashawa&quot;,&quot;given&quot;:&quot;Moses&quot;},{&quot;family&quot;:&quot;Osamor&quot;,&quot;given&quot;:&quot;Jude&quot;},{&quot;family&quot;:&quot;Adejoh&quot;,&quot;given&quot;:&quot;John&quot;}],&quot;issued&quot;:{&quot;date-parts&quot;:[[&quot;2024&quot;,1,3]]}}}],&quot;schema&quot;:&quot;https://github.com/citation-style-language/schema/raw/master/csl-citation.json&quot;} RNDEwOe7Oyw2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face style:name="Liberation Serif" svg:font-family="'Liberation Serif'" style:font-family-generic="roman" style:font-pitch="variable"/>
    <style:font-face style:name="LinLibertine" svg:font-family="LinLibertine" style:font-family-generic="swiss"/>
    <style:font-face style:name="Microsoft YaHei" svg:font-family="'Microsoft YaHei'" style:font-family-generic="system" style:font-pitch="variable"/>
    <style:font-face style:name="NSimSun" svg:font-family="NSimSun" style:font-family-generic="system" style:font-pitch="variable"/>
    <style:font-face style:name="rsfs10" svg:font-family="rsfs10"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6:07:44.216531898</meta:creation-date>
    <meta:editing-duration>PT54M29S</meta:editing-duration>
    <meta:editing-cycles>9</meta:editing-cycles>
    <meta:generator>LibreOffice/7.4.7.2$Linux_X86_64 LibreOffice_project/40$Build-2</meta:generator>
    <dc:date>2024-11-19T22:11:10.506589744</dc:date>
    <meta:document-statistic meta:table-count="0" meta:image-count="0" meta:object-count="0" meta:page-count="2" meta:paragraph-count="19" meta:word-count="198" meta:character-count="1328" meta:non-whitespace-character-count="1149"/>
    <meta:user-defined meta:name="ZOTERO_BREF_3nJAg5AGXJkr_1">ZOTERO_BIBL {"uncited":[],"omitted":[],"custom":[]} CSL_BIBLIOGRAPHY</meta:user-defined>
    <meta:user-defined meta:name="ZOTERO_BREF_ZIHtDXlqYti9_1"/>
    <meta:user-defined meta:name="ZOTERO_BREF_ZIHtDXlqYti9_10"/>
    <meta:user-defined meta:name="ZOTERO_BREF_ZIHtDXlqYti9_11"/>
    <meta:user-defined meta:name="ZOTERO_BREF_ZIHtDXlqYti9_2" meta:value-type="string"/>
    <meta:user-defined meta:name="ZOTERO_BREF_ZIHtDXlqYti9_3" meta:value-type="string"/>
    <meta:user-defined meta:name="ZOTERO_BREF_ZIHtDXlqYti9_4" meta:value-type="string"/>
    <meta:user-defined meta:name="ZOTERO_BREF_ZIHtDXlqYti9_5" meta:value-type="string"/>
    <meta:user-defined meta:name="ZOTERO_BREF_ZIHtDXlqYti9_6" meta:value-type="string"/>
    <meta:user-defined meta:name="ZOTERO_BREF_ZIHtDXlqYti9_7" meta:value-type="string"/>
    <meta:user-defined meta:name="ZOTERO_BREF_ZIHtDXlqYti9_8" meta:value-type="string"/>
    <meta:user-defined meta:name="ZOTERO_BREF_ZIHtDXlqYti9_9" meta:value-type="string"/>
    <meta:user-defined meta:name="ZOTERO_BREF_fl87NsLs0n8a_1" meta:value-type="string"/>
    <meta:user-defined meta:name="ZOTERO_BREF_fl87NsLs0n8a_10" meta:value-type="string"/>
    <meta:user-defined meta:name="ZOTERO_BREF_fl87NsLs0n8a_11" meta:value-type="string"/>
    <meta:user-defined meta:name="ZOTERO_BREF_fl87NsLs0n8a_2" meta:value-type="string"/>
    <meta:user-defined meta:name="ZOTERO_BREF_fl87NsLs0n8a_3" meta:value-type="string"/>
    <meta:user-defined meta:name="ZOTERO_BREF_fl87NsLs0n8a_4" meta:value-type="string"/>
    <meta:user-defined meta:name="ZOTERO_BREF_fl87NsLs0n8a_5" meta:value-type="string"/>
    <meta:user-defined meta:name="ZOTERO_BREF_fl87NsLs0n8a_6" meta:value-type="string"/>
    <meta:user-defined meta:name="ZOTERO_BREF_fl87NsLs0n8a_7" meta:value-type="string"/>
    <meta:user-defined meta:name="ZOTERO_BREF_fl87NsLs0n8a_8" meta:value-type="string"/>
    <meta:user-defined meta:name="ZOTERO_BREF_fl87NsLs0n8a_9" meta:value-type="string"/>
    <meta:user-defined meta:name="ZOTERO_BREF_mEVFJKmvXrNb_1" meta:value-type="string">ZOTERO_BIBL {"uncited":[],"omitted":[],"custom":[]} CSL_BIBLIOGRAPHY</meta:user-defined>
    <meta:user-defined meta:name="ZOTERO_BREF_mEVFJKmvXrNb_2" meta:value-type="string"/>
    <meta:user-defined meta:name="ZOTERO_BREF_mEVFJKmvXrNb_3" meta:value-type="string"/>
    <meta:user-defined meta:name="ZOTERO_BREF_mEVFJKmvXrNb_4" meta:value-type="string"/>
    <meta:user-defined meta:name="ZOTERO_BREF_mEVFJKmvXrNb_5" meta:value-type="string"/>
    <meta:user-defined meta:name="ZOTERO_BREF_mEVFJKmvXrNb_6" meta:value-type="string"/>
    <meta:user-defined meta:name="ZOTERO_BREF_nhO7J7mqEbWg_1" meta:value-type="string">ZOTERO_BIBL {"uncited":[],"omitted":[],"custom":[]} CSL_BIBLIOGRAPHY</meta:user-defined>
    <meta:user-defined meta:name="ZOTERO_BREF_nhO7J7mqEbWg_2" meta:value-type="string"/>
    <meta:user-defined meta:name="ZOTERO_BREF_nhO7J7mqEbWg_3" meta:value-type="string"/>
    <meta:user-defined meta:name="ZOTERO_BREF_nhO7J7mqEbWg_4" meta:value-type="string"/>
    <meta:user-defined meta:name="ZOTERO_BREF_nhO7J7mqEbWg_5" meta:value-type="string"/>
    <meta:user-defined meta:name="ZOTERO_BREF_nhO7J7mqEbWg_6" meta:value-type="string"/>
    <meta:user-defined meta:name="ZOTERO_BREF_nhO7J7mqEbWg_7" meta:value-type="string"/>
    <meta:user-defined meta:name="ZOTERO_BREF_nhO7J7mqEbWg_8" meta:value-type="string"/>
    <meta:user-defined meta:name="ZOTERO_BREF_nhO7J7mqEbWg_9" meta:value-type="string"/>
    <meta:user-defined meta:name="ZOTERO_BREF_vG9VEYON2X8k_1" meta:value-type="string"/>
    <meta:user-defined meta:name="ZOTERO_PREF_1" meta:value-type="string">&lt;data data-version="3" zotero-version="7.0.9"&gt;&lt;session id="qY5GKXlT"/&gt;&lt;style id="http://www.zotero.org/styles/association-for-computing-machinery" hasBibliography="1" bibliographyStyleHasBeenSet="0"/&gt;&lt;prefs&gt;&lt;pref name="fieldType" value="ReferenceMark"/&gt;&lt;p</meta:user-defined>
    <meta:user-defined meta:name="ZOTERO_PREF_2" meta:value-type="string">ref name="automaticJournalAbbreviations" value="true"/&gt;&lt;/prefs&gt;&lt;/data&gt;</meta:user-defined>
  </office:meta>
</office:document-meta>
</file>